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554cm"/>
    </style:style>
    <style:style style:name="Tableau1.B" style:family="table-column">
      <style:table-column-properties style:column-width="9.44cm"/>
    </style:style>
    <style:style style:name="Tableau1.C" style:family="table-column">
      <style:table-column-properties style:column-width="6.006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3139c" officeooo:paragraph-rsid="0003139c"/>
    </style:style>
    <style:style style:name="P2" style:family="paragraph" style:parent-style-name="Standard">
      <style:paragraph-properties fo:break-before="page"/>
      <style:text-properties officeooo:rsid="0003139c" officeooo:paragraph-rsid="0003139c"/>
    </style:style>
    <style:style style:name="P3" style:family="paragraph" style:parent-style-name="Standard">
      <style:text-properties officeooo:rsid="0003139c" officeooo:paragraph-rsid="000350f1"/>
    </style:style>
    <style:style style:name="P4" style:family="paragraph" style:parent-style-name="Standard">
      <style:text-properties officeooo:rsid="000a11c1" officeooo:paragraph-rsid="000a11c1"/>
    </style:style>
    <style:style style:name="P5" style:family="paragraph" style:parent-style-name="Standard">
      <style:paragraph-properties fo:text-align="start" style:justify-single-word="false"/>
      <style:text-properties officeooo:rsid="000a11c1" officeooo:paragraph-rsid="000a11c1"/>
    </style:style>
    <style:style style:name="P6" style:family="paragraph" style:parent-style-name="Standard">
      <style:text-properties officeooo:rsid="000a11c1" officeooo:paragraph-rsid="0003139c"/>
    </style:style>
    <style:style style:name="P7" style:family="paragraph" style:parent-style-name="Heading_20_3">
      <style:text-properties officeooo:rsid="000a11c1" officeooo:paragraph-rsid="0003139c"/>
    </style:style>
    <style:style style:name="P8" style:family="paragraph" style:parent-style-name="Standard">
      <style:text-properties officeooo:rsid="000edf79" officeooo:paragraph-rsid="000edf79"/>
    </style:style>
    <style:style style:name="P9" style:family="paragraph" style:parent-style-name="Standard">
      <style:text-properties officeooo:rsid="0014206c" officeooo:paragraph-rsid="0014206c"/>
    </style:style>
    <style:style style:name="P10" style:family="paragraph" style:parent-style-name="Standard">
      <style:text-properties officeooo:rsid="0014206c" officeooo:paragraph-rsid="00151dae"/>
    </style:style>
    <style:style style:name="P11" style:family="paragraph" style:parent-style-name="Standard">
      <style:text-properties officeooo:rsid="0017a9ae" officeooo:paragraph-rsid="0017a9ae"/>
    </style:style>
    <style:style style:name="P12" style:family="paragraph" style:parent-style-name="Standard">
      <style:text-properties officeooo:rsid="00151dae" officeooo:paragraph-rsid="00151dae"/>
    </style:style>
    <style:style style:name="P13" style:family="paragraph" style:parent-style-name="Standard">
      <style:text-properties officeooo:rsid="001caf44" officeooo:paragraph-rsid="001a775c"/>
    </style:style>
    <style:style style:name="P14" style:family="paragraph" style:parent-style-name="Standard">
      <style:text-properties officeooo:rsid="001caf44" officeooo:paragraph-rsid="001caf44"/>
    </style:style>
    <style:style style:name="P15" style:family="paragraph" style:parent-style-name="Standard">
      <style:text-properties officeooo:rsid="002174df" officeooo:paragraph-rsid="002174df"/>
    </style:style>
    <style:style style:name="P16" style:family="paragraph" style:parent-style-name="Standard">
      <style:text-properties officeooo:rsid="0022a110" officeooo:paragraph-rsid="0022a110"/>
    </style:style>
    <style:style style:name="P17" style:family="paragraph" style:parent-style-name="Standard">
      <style:text-properties officeooo:rsid="00232356" officeooo:paragraph-rsid="00232356"/>
    </style:style>
    <style:style style:name="P18" style:family="paragraph" style:parent-style-name="Text_20_body">
      <style:text-properties officeooo:rsid="00232356" officeooo:paragraph-rsid="00263ad5"/>
    </style:style>
    <style:style style:name="P19" style:family="paragraph" style:parent-style-name="Standard">
      <style:text-properties officeooo:rsid="00263ad5" officeooo:paragraph-rsid="00263ad5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>
      <style:text-properties officeooo:paragraph-rsid="00263ad5"/>
    </style:style>
    <style:style style:name="P22" style:family="paragraph" style:parent-style-name="Text_20_body">
      <style:text-properties officeooo:rsid="0026ad0e" officeooo:paragraph-rsid="0026ad0e"/>
    </style:style>
    <style:style style:name="P23" style:family="paragraph" style:parent-style-name="Standard">
      <style:text-properties officeooo:rsid="002bb953" officeooo:paragraph-rsid="002bb953"/>
    </style:style>
    <style:style style:name="P24" style:family="paragraph" style:parent-style-name="Standard">
      <style:text-properties officeooo:rsid="002ced84" officeooo:paragraph-rsid="002ced84"/>
    </style:style>
    <style:style style:name="P25" style:family="paragraph" style:parent-style-name="Standard">
      <style:text-properties officeooo:rsid="00320247" officeooo:paragraph-rsid="00320247"/>
    </style:style>
    <style:style style:name="P26" style:family="paragraph" style:parent-style-name="Standard">
      <style:text-properties officeooo:rsid="00320247" officeooo:paragraph-rsid="003617c1"/>
    </style:style>
    <style:style style:name="P27" style:family="paragraph" style:parent-style-name="Standard">
      <style:text-properties officeooo:paragraph-rsid="00320247"/>
    </style:style>
    <style:style style:name="P28" style:family="paragraph" style:parent-style-name="Standard">
      <style:text-properties officeooo:paragraph-rsid="003203ad"/>
    </style:style>
    <style:style style:name="P29" style:family="paragraph" style:parent-style-name="Standard">
      <style:text-properties officeooo:paragraph-rsid="00325be1"/>
    </style:style>
    <style:style style:name="P30" style:family="paragraph" style:parent-style-name="Standard">
      <style:text-properties officeooo:paragraph-rsid="00342e41"/>
    </style:style>
    <style:style style:name="P31" style:family="paragraph" style:parent-style-name="Standard">
      <style:text-properties officeooo:rsid="003a6d04" officeooo:paragraph-rsid="003a6d04"/>
    </style:style>
    <style:style style:name="P32" style:family="paragraph" style:parent-style-name="Standard">
      <style:text-properties officeooo:paragraph-rsid="003d202f"/>
    </style:style>
    <style:style style:name="P33" style:family="paragraph" style:parent-style-name="Standard">
      <style:text-properties officeooo:rsid="00320247" officeooo:paragraph-rsid="00320247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paragraph-properties fo:margin-top="0cm" fo:margin-bottom="0cm" style:contextual-spacing="false"/>
    </style:style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3">
      <style:paragraph-properties fo:margin-top="0cm" fo:margin-bottom="0cm" style:contextual-spacing="false"/>
    </style:style>
    <style:style style:name="P39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350f1"/>
    </style:style>
    <style:style style:name="T2" style:family="text">
      <style:text-properties officeooo:rsid="000789c0"/>
    </style:style>
    <style:style style:name="T3" style:family="text">
      <style:text-properties officeooo:rsid="00092580"/>
    </style:style>
    <style:style style:name="T4" style:family="text">
      <style:text-properties officeooo:rsid="0009fa4d"/>
    </style:style>
    <style:style style:name="T5" style:family="text">
      <style:text-properties officeooo:rsid="00102f84"/>
    </style:style>
    <style:style style:name="T6" style:family="text">
      <style:text-properties officeooo:rsid="00118e00"/>
    </style:style>
    <style:style style:name="T7" style:family="text">
      <style:text-properties officeooo:rsid="0011a5b4"/>
    </style:style>
    <style:style style:name="T8" style:family="text">
      <style:text-properties officeooo:rsid="00189cb6"/>
    </style:style>
    <style:style style:name="T9" style:family="text">
      <style:text-properties officeooo:rsid="0027192e"/>
    </style:style>
    <style:style style:name="T10" style:family="text">
      <style:text-properties officeooo:rsid="00282fe5"/>
    </style:style>
    <style:style style:name="T11" style:family="text">
      <style:text-properties officeooo:rsid="002ced84"/>
    </style:style>
    <style:style style:name="T12" style:family="text">
      <style:text-properties officeooo:rsid="002dd750"/>
    </style:style>
    <style:style style:name="T13" style:family="text">
      <style:text-properties officeooo:rsid="00325be1"/>
    </style:style>
    <style:style style:name="T14" style:family="text">
      <style:text-properties officeooo:rsid="003d202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cdapshsophia.slack.com/archives/C04DRCE06CA/p1678094747442149" text:style-name="Internet_20_link" text:visited-style-name="Visited_20_Internet_20_Link"><text:span text:style-name="T1">E</text:span></text:a><text:span text:style-name="T1">xercice sql</text:span></text:p>
      <text:p text:style-name="P3"/>
      <text:p text:style-name="Standard"><text:a xlink:type="simple" xlink:href="https://www.w3schools.com/sql/exercise.asp" office:target-frame-name="_blank" xlink:show="new" text:style-name="Internet_20_link" text:visited-style-name="Visited_20_Internet_20_Link">https://www.w3schools.com/sql/exercise.asp</text:a></text:p>
      <text:p text:style-name="P1"><text:a xlink:type="simple" xlink:href="https://www.programiz.com/sql/online-compiler/" office:target-frame-name="_blank" xlink:show="new" text:style-name="Internet_20_link" text:visited-style-name="Visited_20_Internet_20_Link">https://www.programiz.com/sql/online-compiler/</text:a> </text:p>
      <text:p text:style-name="P1"/>
      <text:p text:style-name="P1">-<text:span text:style-name="T2">sélectionne tous les champs de la table Customers</text:span></text:p>
      <text:p text:style-name="P1">SELECT * FROM Customers;</text:p>
      <text:p text:style-name="P1"/>
      <text:p text:style-name="P1">-<text:span text:style-name="T2">afficher tous les prénoms</text:span></text:p>
      <text:p text:style-name="P1">SELECT first_name FROM Customers;</text:p>
      <text:p text:style-name="P1"/>
      <text:p text:style-name="P1">- <text:span text:style-name="T2">afficher tous les noms pour le ppays UK (where)</text:span></text:p>
      <text:p text:style-name="P1">SELECT last_name FROM Customers WHERE country = "UK";</text:p>
      <text:p text:style-name="P1"/>
      <text:p text:style-name="P1">-<text:span text:style-name="T3">afficher l’age des gens qui vivent aux USA et dont le prénom est robert (and)</text:span></text:p>
      <text:p text:style-name="P1">SELECT age from Customers WHERE country ="USA" AND first_name = "Robert";</text:p>
      <text:p text:style-name="P1"/>
      <text:p text:style-name="P1">-<text:span text:style-name="T3">afficher combien il y a de moniteurs dans la table orders</text:span></text:p>
      <text:p text:style-name="P1">SELECT count(item) FROM Orders WHERE item="Monitor";</text:p>
      <text:p text:style-name="P1"/>
      <text:p text:style-name="P1">-<text:span text:style-name="T4">afficher le nombre de client (count())</text:span></text:p>
      <text:p text:style-name="P1">SELECT COUNT(customer_id) FROM Customers;</text:p>
      <text:p text:style-name="P1"/>
      <text:p text:style-name="P1">- <text:span text:style-name="T4">afficher l’age moyen des clients</text:span></text:p>
      <text:p text:style-name="P1">SELECT AVG(age) FROM Customers;</text:p>
      <text:p text:style-name="P1"/>
      <text:p text:style-name="P1"><text:a xlink:type="simple" xlink:href="https://exercices-sql.fr/" text:style-name="Internet_20_link" text:visited-style-name="Visited_20_Internet_20_Link">https://exercices-sql.fr/</text:a></text:p>
      <text:p text:style-name="P1"/>
      <text:p text:style-name="P1">Trier par ordre décroissant avec ORDER BY </text:p>
      <text:p text:style-name="P1"><text:bookmark text:name="enonce1"/>Trier les villes suivantes par ID décroissant. <text:line-break/>Afficher toutes les lignes, toutes les colonnes. </text:p>
      <text:p text:style-name="P8">SELECT * FROM ville ORDER BY ville_id DESC;</text:p>
      <text:p text:style-name="P8"/>
      <text:p text:style-name="P8"/>
      <text:p text:style-name="P8">Les deux plus grandes : ORDER BY + LIMIT </text:p>
      <text:p text:style-name="P8"><text:bookmark text:name="enonce2"/>Trier les villes suivantes par ID décroissant. Afficher toutes les colonnes mais uniquement les deux dernieres lignes. </text:p>
      <text:p text:style-name="P8">SELECT * FROM ville ORDER BY ville_id DESC LIMIT 2;</text:p>
      <text:p text:style-name="P8"/>
      <text:p text:style-name="P8">Une ville en particulier avec WHERE </text:p>
      <text:p text:style-name="P8"><text:bookmark text:name="enonce4"/>Afficher la ville <text:span text:style-name="T5">(toute la ligne) </text:span>ayant le code insee 1004. Afficher toutes les colonnes. </text:p>
      <text:p text:style-name="P8">SELECT * FROM ville WHERE insee_code=1004;</text:p>
      <text:p text:style-name="P8"/>
      <text:p text:style-name="P8"/>
      <text:p text:style-name="P8">join </text:p>
      <text:p text:style-name="P8"/>
      <text:p text:style-name="P8">Afficher les élèves et leur classe via un INNER JOIN </text:p>
      <text:p text:style-name="Standard"><text:bookmark text:name="enonce"/>Afficher les noms, prénoms et classes des élèves. Ne pas afficher les élèves n'ayant pas de classe affectée. Trier les résultats par nom. <text:span text:style-name="T6">Attention trier </text:span><text:span text:style-name="T7">par nom</text:span><text:span text:style-name="T6"> !!!</text:span></text:p>
      <text:p text:style-name="P8"/>
      <text:p text:style-name="P8">SELECT eleve.ele_nom, eleve.ele_prenom, classe.cla_nom</text:p>
      <text:p text:style-name="P8">FROM eleve</text:p>
      <text:p text:style-name="P8"><text:soft-page-break/>INNER JOIN classe ON eleve.cla_id=classe.cla_id ORDER BY ele_nom;</text:p>
      <text:p text:style-name="P8"/>
      <text:p text:style-name="P9">left join</text:p>
      <text:p text:style-name="P9"/>
      <text:p text:style-name="P9">-- Réponse :</text:p>
      <text:p text:style-name="P9">SELECT ele_nom, ele_prenom, cla_nom</text:p>
      <text:p text:style-name="P9">FROM eleve</text:p>
      <text:p text:style-name="P9">LEFT JOIN classe</text:p>
      <text:p text:style-name="P9">ON eleve.cla_id = classe.cla_id ORDER BY ele_nom;</text:p>
      <text:p text:style-name="P9"/>
      <text:p text:style-name="P12">join join +note ordres décroissants</text:p>
      <text:p text:style-name="P10"><text:tab/><text:tab/><text:tab/><text:tab/></text:p>
      <text:p text:style-name="P9">SELECT</text:p>
      <text:p text:style-name="P9">eleve.ele_nom,</text:p>
      <text:p text:style-name="P9">eleve.ele_prenom,</text:p>
      <text:p text:style-name="P9">note.not_note,</text:p>
      <text:p text:style-name="P9">matiere.mat_nom</text:p>
      <text:p text:style-name="P9">FROM eleve</text:p>
      <text:p text:style-name="P9">JOIN note ON eleve.ele_id = note.ele_id</text:p>
      <text:p text:style-name="P9">JOIN matiere ON matiere.mat_id = note.mat_id</text:p>
      <text:p text:style-name="P9">ORDER BY not_note DESC;</text:p>
      <text:p text:style-name="P9"/>
      <text:p text:style-name="P9"/>
      <text:p text:style-name="P9"/>
      <text:p text:style-name="P9"/>
      <text:p text:style-name="P11"><text:span text:style-name="T8">inner </text:span>join + group by</text:p>
      <text:p text:style-name="P11"/>
      <text:p text:style-name="P11">SELECT mat_nom,AVG(not_note) AS moyenne</text:p>
      <text:p text:style-name="P11">FROM matiere</text:p>
      <text:p text:style-name="P11">INNER JOIN note</text:p>
      <text:p text:style-name="P11">WHERE matiere.mat_id = note.mat_id</text:p>
      <text:p text:style-name="P11">GROUP BY mat_nom</text:p>
      <text:p text:style-name="P11">ORDER BY moyenne DESC</text:p>
      <text:p text:style-name="P11">;</text:p>
      <text:p text:style-name="P11"/>
      <text:p text:style-name="P11">GROUP BY et JOIN </text:p>
      <text:p text:style-name="P11"/>
      <text:p text:style-name="P13">SELECT ele_nom,cla_nom,avg(not_note) </text:p>
      <text:p text:style-name="P13">FROM eleve</text:p>
      <text:p text:style-name="P13">LEFT JOIN classe</text:p>
      <text:p text:style-name="P13">on eleve.cla_id = classe.cla_id</text:p>
      <text:p text:style-name="P13">LEFT JOIN note</text:p>
      <text:p text:style-name="P13">on eleve.ele_id = note.ele_id</text:p>
      <text:p text:style-name="P13">GROUP BY ele_nom</text:p>
      <text:p text:style-name="P13">;</text:p>
      <text:p text:style-name="P13"/>
      <text:p text:style-name="P13">NOT EXISTS </text:p>
      <text:p text:style-name="P13"/>
      <text:p text:style-name="P15">affiche l’inverse du résutlat attendu</text:p>
      <text:p text:style-name="P14"/>
      <text:p text:style-name="P14">SELECT *</text:p>
      <text:p text:style-name="P14">FROM eleve</text:p>
      <text:p text:style-name="P14"><text:soft-page-break/>JOIN note</text:p>
      <text:p text:style-name="P14">on eleve.ele_id = note.ele_id</text:p>
      <text:p text:style-name="P14">WHERE NOT EXISTS </text:p>
      <text:p text:style-name="P14">(SELECT not_note FROM note WHERE not_note IS NULL)</text:p>
      <text:p text:style-name="P14"><text:s text:c="2"/>; </text:p>
      <text:p text:style-name="P14"/>
      <text:p text:style-name="P16">affiche le résultat attendu</text:p>
      <text:p text:style-name="P16"/>
      <text:p text:style-name="P16">SELECT *</text:p>
      <text:p text:style-name="P16">FROM eleve</text:p>
      <text:p text:style-name="P16">WHERE NOT EXISTS (SELECT not_note FROM note WHERE note.ele_id = eleve.ele_id);</text:p>
      <text:p text:style-name="P16"/>
      <text:p text:style-name="P16"/>
      <text:p text:style-name="P17">moyenne par matière</text:p>
      <text:p text:style-name="P17"/>
      <text:p text:style-name="P17">SELECT mat_nom,avg(not_note)</text:p>
      <text:p text:style-name="P17">FROM matiere</text:p>
      <text:p text:style-name="P17">LEFT JOIN note</text:p>
      <text:p text:style-name="P17">on matiere.mat_id = note.mat_id</text:p>
      <text:p text:style-name="P17">GROUP BY mat_nom</text:p>
      <text:p text:style-name="P17">ORDER BY avg(not_note) ASC;</text:p>
      <text:p text:style-name="P17"/>
      <text:p text:style-name="P17">Au moins 12 de moyenne : HAVING </text:p>
      <text:p text:style-name="P17"/>
      <text:p text:style-name="P17">SELECT ele_nom,avg(not_note)</text:p>
      <text:p text:style-name="P17">FROM eleve</text:p>
      <text:p text:style-name="P17">JOIN note</text:p>
      <text:p text:style-name="P17">ON eleve.ele_id = note.ele_id</text:p>
      <text:p text:style-name="P17">GROUP BY ele_nom</text:p>
      <text:p text:style-name="P17">HAVING avg(not_note) &gt;=12</text:p>
      <text:p text:style-name="P17">;</text:p>
      <text:p text:style-name="P17"/>
      <text:p text:style-name="P17"><text:tab/><text:tab/><text:tab/><text:tab/></text:p>
      <text:p text:style-name="P17"/>
      <text:p text:style-name="P17"><text:a xlink:type="simple" xlink:href="https://dev.mysql.com/downloads/file/?id=516927" text:style-name="Internet_20_link" text:visited-style-name="Visited_20_Internet_20_Link">https://dev.mysql.com/downloads/file/?id=516927</text:a></text:p>
      <text:p text:style-name="P17"/>
      <text:p text:style-name="P17"/>
      <text:p text:style-name="P17">SELECT * FROM jeux_video</text:p>
      <text:p text:style-name="P19">selectionne toutes les table de la table jeux video</text:p>
      <text:p text:style-name="P17"/>
      <text:p text:style-name="P18">Afficher tous les possesseur une fois </text:p>
      <text:p text:style-name="P21">SELECT DISTINCT possesseur FROM jeux_video</text:p>
      <text:p text:style-name="P22">sélectionne les possesseur de la colonne possesseur une fois de la table jeux videos </text:p>
      <text:p text:style-name="P21"/>
      <text:p text:style-name="P21">Afficher tous les jeux qui ont un prix inférieur à 10</text:p>
      <text:p text:style-name="P21">SELECT nom FROM jeux_video WHERE prix &lt; 10</text:p>
      <text:p text:style-name="P22">sélectionne la colonne nom de la table jeux_vidéo où le prix est &lt; à 10</text:p>
      <text:p text:style-name="P22"/>
      <text:p text:style-name="P21"><text:soft-page-break/>Afficher le prix minimum, moyens et maximum des jeux</text:p>
      <text:p text:style-name="P21">SELECT min(prix),avg(prix),max(prix) FROM jeux_video</text:p>
      <text:p text:style-name="P22">sélectionne le minimum de la colonne prix, la moyenne de la colon<text:span text:style-name="T9">ne</text:span> prix, le maximum de la colonne prix de la table jeux-vidéos</text:p>
      <text:p text:style-name="P22"/>
      <text:p text:style-name="P20">Afficher le prix minimum et maximum des jeux et donner leurs noms</text:p>
      <text:p text:style-name="P17"/>
      <text:p text:style-name="P17">SELECT nom,prix FROM jeux_video WHERE prix= (select min(prix) from jeux_video) or prix = (select max(prix) from jeux_video);</text:p>
      <text:p text:style-name="P17"/>
      <text:p text:style-name="P17">SELECT nom,prix FROM jeux_video WHERE prix= (select min(prix) from jeux_video) or prix = (select max(prix) from jeux_video) order by prix desc; <text:span text:style-name="T10">la même avec prix décroissant</text:span></text:p>
      <text:p text:style-name="P17"/>
      <text:p text:style-name="P17"/>
      <text:p text:style-name="P17"/>
      <text:p text:style-name="P23">SAKILA </text:p>
      <text:p text:style-name="P23"/>
      <text:p text:style-name="P23">SELECT * FROM actor<text:line-break/>WHERE last_name IN ('WILLIAMS', 'WINSLET', 'DAVIS');</text:p>
      <text:p text:style-name="P23"/>
      <text:p text:style-name="P23">Sélectionne toutes les colonnes (actor_id, first_name, last_name, last_update) de la table actor <text:span text:style-name="T11">de la base de donnée sakila</text:span> où last_name prend la valeur de WILLIAMS , WINSLET ou DAVIS</text:p>
      <text:p text:style-name="P23"/>
      <text:p text:style-name="P23">equivalent/<text:span text:style-name="T12">raccourci de</text:span></text:p>
      <text:p text:style-name="P23"/>
      <text:p text:style-name="P23">SELECT * FROM actor<text:line-break/>WHERE last_name = "DAVIS" OR last_name = "WINSLET" OR last_name = "WILLIAMS";</text:p>
      <text:p text:style-name="P17"/>
      <text:p text:style-name="P17"/>
      <text:p text:style-name="P24">BETWEEN</text:p>
      <text:p text:style-name="P24"/>
      <text:p text:style-name="P24">SELECT * FROM payment<text:line-break/>WHERE amount BETWEEN 2 AND 4;</text:p>
      <text:p text:style-name="P24"/>
      <text:p text:style-name="P24">Sélectionne toutes les colonnes (payment_id, customer_id, staff_id, rental_id, amount, payment_date, last_update) de la table payment de la base de donnée sakila dont la valeur de amount est comprise entre 2 et 4</text:p>
      <text:p text:style-name="P24"/>
      <text:p text:style-name="P24">SELECT * FROM film_text<text:line-break/>WHERE title BETWEEN "j" AND "m";</text:p>
      <text:p text:style-name="P24"/>
      <text:p text:style-name="P24">SELECT * FROM film_text<text:line-break/>WHERE title BETWEEN "J" AND "M";</text:p>
      <text:p text:style-name="P24"/>
      <text:p text:style-name="P24">Sélectionne toutes les colonnes (film_id, title, et description) de la table <text:s/>film_text de la base de donnée sakila dont le titre est compris entre J inclus et M exclus par ordre alphabétique.</text:p>
      <text:p text:style-name="P24"/>
      <text:p text:style-name="P24"/>
      <text:p text:style-name="P24"/>
      <text:p text:style-name="P2"/>
      <text:h text:style-name="P7" text:outline-level="3">Wildcard Characters in SQL Server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Heading">Symbol</text:p>
          </table:table-cell>
          <table:table-cell table:style-name="Tableau1.A1" office:value-type="string">
            <text:p text:style-name="Table_20_Heading">Description</text:p>
          </table:table-cell>
          <table:table-cell table:style-name="Tableau1.A1" office:value-type="string">
            <text:p text:style-name="Table_20_Heading">Example</text:p>
          </table:table-cell>
        </table:table-row>
        <table:table-row>
          <table:table-cell table:style-name="Tableau1.A1" office:value-type="string">
            <text:p text:style-name="Table_20_Contents">%</text:p>
          </table:table-cell>
          <table:table-cell table:style-name="Tableau1.A1" office:value-type="string">
            <text:p text:style-name="Table_20_Contents">Represents zero or more characters</text:p>
          </table:table-cell>
          <table:table-cell table:style-name="Tableau1.A1" office:value-type="string">
            <text:p text:style-name="Table_20_Contents">bl% finds bl, black, blue, and blob</text:p>
          </table:table-cell>
        </table:table-row>
        <table:table-row>
          <table:table-cell table:style-name="Tableau1.A1" office:value-type="string">
            <text:p text:style-name="Table_20_Contents">_</text:p>
          </table:table-cell>
          <table:table-cell table:style-name="Tableau1.A1" office:value-type="string">
            <text:p text:style-name="Table_20_Contents">Represents a single character</text:p>
          </table:table-cell>
          <table:table-cell table:style-name="Tableau1.A1" office:value-type="string">
            <text:p text:style-name="Table_20_Contents">h_t finds hot, hat, and hit</text:p>
          </table:table-cell>
        </table:table-row>
        <table:table-row>
          <table:table-cell table:style-name="Tableau1.A1" office:value-type="string">
            <text:p text:style-name="Table_20_Contents">[]</text:p>
          </table:table-cell>
          <table:table-cell table:style-name="Tableau1.A1" office:value-type="string">
            <text:p text:style-name="Table_20_Contents">Represents any single character within the brackets</text:p>
          </table:table-cell>
          <table:table-cell table:style-name="Tableau1.A1" office:value-type="string">
            <text:p text:style-name="Table_20_Contents">h[oa]t finds hot and hat, but not hit</text:p>
          </table:table-cell>
        </table:table-row>
        <table:table-row>
          <table:table-cell table:style-name="Tableau1.A1" office:value-type="string">
            <text:p text:style-name="Table_20_Contents">^</text:p>
          </table:table-cell>
          <table:table-cell table:style-name="Tableau1.A1" office:value-type="string">
            <text:p text:style-name="Table_20_Contents">Represents any character not in the brackets</text:p>
          </table:table-cell>
          <table:table-cell table:style-name="Tableau1.A1" office:value-type="string">
            <text:p text:style-name="Table_20_Contents">h[^oa]t finds hit, but not hot and hat</text:p>
          </table:table-cell>
        </table:table-row>
        <table:table-row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Represents any single character within the specified range</text:p>
          </table:table-cell>
          <table:table-cell table:style-name="Tableau1.A1" office:value-type="string">
            <text:p text:style-name="Table_20_Contents">c[a-b]t finds cat and cbt</text:p>
          </table:table-cell>
        </table:table-row>
      </table:table>
      <text:p text:style-name="P6"/>
      <text:p text:style-name="P5"/>
      <text:p text:style-name="P4"/>
      <text:p text:style-name="P4"/>
      <text:p text:style-name="P1"><text:a xlink:type="simple" xlink:href="https://www.programiz.com/sql/any-all" text:style-name="Internet_20_link" text:visited-style-name="Visited_20_Internet_20_Link">https://www.programiz.com/sql/any-all</text:a></text:p>
      <text:p text:style-name="P1"/>
      <text:p text:style-name="P1"><text:a xlink:type="simple" xlink:href="https://datamastery.gitlab.io/exercises/sakila-queries.html" text:style-name="Internet_20_link" text:visited-style-name="Visited_20_Internet_20_Link">https://datamastery.gitlab.io/exercises/sakila-queries.html</text:a></text:p>
      <text:p text:style-name="P1"/>
      <text:p text:style-name="P1"/>
      <text:p text:style-name="P25">exercice SQL sakila</text:p>
      <text:p text:style-name="P25">En utilisant la base de données SAKILA</text:p>
      <text:p text:style-name="P27"/>
      <text:p text:style-name="P28"><text:span text:style-name="T13">1) </text:span>Quels acteurs portent le prénom "Scarlett"</text:p>
      <text:p text:style-name="P28"/>
      <text:p text:style-name="P28">SELECT first_name, last_name from actor where first_name = "Scarlett";</text:p>
      <text:p text:style-name="P28"><text:line-break/><text:span text:style-name="T13">2) </text:span>Quels acteurs portent le nom de famille "Johansson"</text:p>
      <text:p text:style-name="P28"/>
      <text:p text:style-name="P28">SELECT first_name, last_name from actor where last_name = "Johansson";</text:p>
      <text:p text:style-name="P28"/>
      <text:p text:style-name="P28"><text:line-break/><text:span text:style-name="T13">3) </text:span>Combien y a-t-il de noms de famille d'acteurs distincts ?</text:p>
      <text:p text:style-name="P28"/>
      <text:p text:style-name="P28">SELECT count(DISTINCT last_name) from actor ;<text:line-break/></text:p>
      <text:p text:style-name="P28"><text:line-break/><text:span text:style-name="T13">4) </text:span>Quels noms de famille ne se répètent pas ?</text:p>
      <text:p text:style-name="P28">SELECT <text:s/>count(last_name),last_name FROM actor <text:line-break/>group by last_name<text:line-break/> having count(last_name) = 1;</text:p>
      <text:p text:style-name="P28"/>
      <text:p text:style-name="P29"><text:span text:style-name="T13">5) </text:span>Quels noms de famille apparaissent plus d'une fois ?</text:p>
      <text:p text:style-name="P29"/>
      <text:p text:style-name="P29">SELECT <text:s/>last_name FROM actor <text:line-break/>group by last_name<text:line-break/> having count(last_name) &gt; 1;<text:line-break/><text:line-break/><text:span text:style-name="T13">6)</text:span>Quel acteur a joué dans le plus de films ?</text:p>
      <text:p text:style-name="P29"/>
      <text:p text:style-name="P30">SELECT MAX(count(actor_id)),actor_id FROM film_actor GROUP BY actor_id </text:p>
      <text:p text:style-name="P30"><text:soft-page-break/></text:p>
      <text:p text:style-name="P32">SELECT max(cnt) FROM <text:line-break/><text:tab/> (SELECT (count(actor_id)) AS cnt ,actor_id FROM film_actor GROUP BY actor_id) film_actor ;<text:line-break/></text:p>
      <text:p text:style-name="P32"/>
      <text:p text:style-name="P32">SELECT film_actor.actor_id, actor.first_name, actor.last_name, COUNT(*) AS m<text:line-break/>FROM film_actor<text:line-break/>JOIN actor ON actor.actor_id = film_actor.actor_id<text:line-break/>GROUP BY actor_id<text:line-break/>ORDER BY m DESC </text:p>
      <text:p text:style-name="P32"><text:span text:style-name="T14">LIMIT 1 ;</text:span><text:line-break/></text:p>
      <text:p text:style-name="P29"><text:span text:style-name="T13">7)</text:span>Est-ce que "Academy Dinosaur" est disponible à la location dans le magasin 1 ?</text:p>
      <text:p text:style-name="P25"/>
      <text:p text:style-name="P25">SELECT title,store_id <text:line-break/>FROM film<text:line-break/>JOIN inventory<text:line-break/>ON film.film_id = inventory.film_id<text:line-break/>WHERE store_id =1 AND title="ACADEMY DINOSAUR";</text:p>
      <text:p text:style-name="P25"/>
      <text:p text:style-name="P25"/>
      <text:p text:style-name="P25">SELECT title,<text:line-break/>CASE<text:line-break/>    WHEN title = "ACADEMY DINOSAUR" AND store_id = 1 THEN "TRUE"<text:line-break/>    ELSE "FALSE"<text:line-break/>END<text:line-break/>FROM inventory  JOIN film ON inventory.film_id = film.film_id WHERE title = "ACADEMY DINOSAUR" AND store_id = 1; </text:p>
      <text:p text:style-name="P31"/>
      <text:p text:style-name="P25">Dans la table actor :</text:p>
      <text:list xml:id="list183037054" text:style-name="L1">
        <text:list-item>
          <text:p text:style-name="P35">1 compter le nombre d’acteur ayant le même nom de famille</text:p>
        </text:list-item>
      </text:list>
      <text:p text:style-name="P20">SELECT count(last_name),last_name <text:line-break/>FROM actor <text:line-break/>GROUP BY last_name;</text:p>
      <text:p text:style-name="P20"/>
      <text:p text:style-name="P20"/>
      <text:list xml:id="list103338733312199" text:continue-numbering="true" text:style-name="L1">
        <text:list-item>
          <text:p text:style-name="P34">2 donner l’actor_id pour une actrice ou un acteur choisi</text:p>
        </text:list-item>
      </text:list>
      <text:p text:style-name="Text_20_body">SELECT actor_id<text:line-break/>FROM actor<text:line-break/>WHERE last_name = ("WITHERSPOON");</text:p>
      <text:p text:style-name="Text_20_body"/>
      <text:p text:style-name="Text_20_body">Jointure actor et film_actor:</text:p>
      <text:list xml:id="list208870620" text:style-name="L2">
        <text:list-item>
          <text:p text:style-name="P36">3 trouver tous les films_id pour une actrice ou un acteur choisi</text:p>
        </text:list-item>
      </text:list>
      <text:p text:style-name="Text_20_body">SELECT film_id,last_name<text:line-break/>FROM actor<text:line-break/>JOIN film_actor<text:line-break/><text:soft-page-break/>ON actor.actor_id = film_actor.actor_id<text:line-break/>WHERE last_name = ("WITHERSPOON");</text:p>
      <text:p text:style-name="Text_20_body"/>
      <text:p text:style-name="P20">Double jointure actor, film_actor et film<text:line-break/>4 trouver tous les titres de film pour une actrice ou un acteur choisi</text:p>
      <text:p text:style-name="P20"/>
      <text:p text:style-name="P20">SELECT first_name,last_name ,title<text:line-break/>FROM actor<text:line-break/>JOIN film_actor ON actor.actor_id = film_actor.actor_id<text:line-break/>JOIN film ON film.film_id = film_actor.film_id<text:line-break/>WHERE last_name=("WITHERSPOON");</text:p>
      <text:p text:style-name="P20"/>
      <text:p text:style-name="P25"/>
      <text:p text:style-name="P25">Choisir un film:</text:p>
      <text:list xml:id="list3987501942" text:style-name="L3">
        <text:list-item>
          <text:p text:style-name="P38">5 donner le nombre de fois que ce film a été loué</text:p>
        </text:list-item>
      </text:list>
      <text:p text:style-name="P20"/>
      <text:list xml:id="list103339931107595" text:continue-numbering="true" text:style-name="L3">
        <text:list-item>
          <text:p text:style-name="P38">6 l’adresse_id des vidéo clubs où se film a été loué, afficher les valeurs uniques</text:p>
        </text:list-item>
        <text:list-item>
          <text:p text:style-name="P37">7 le nom et le prénom de toutes les personnes ayant loué ce film (uniques)</text:p>
        </text:list-item>
      </text:list>
      <text:p text:style-name="P25"/>
      <text:p text:style-name="P26"><text:a xlink:type="simple" xlink:href="https://youtube.com/playlist?list=PLFtlZvb4qwees1u9G58Iu0Vq_Dzj4zX5N" office:target-frame-name="_blank" xlink:show="new" text:style-name="Internet_20_link" text:visited-style-name="Visited_20_Internet_20_Link">https://youtube.com/playlist?list=PLFtlZvb4qwees1u9G58Iu0Vq_Dzj4zX5N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09:54:51.580000000</meta:creation-date>
    <dc:date>2023-03-11T10:33:38.425000000</dc:date>
    <meta:editing-duration>PT11H36M28S</meta:editing-duration>
    <meta:editing-cycles>31</meta:editing-cycles>
    <meta:generator>LibreOffice/7.3.6.2$Windows_X86_64 LibreOffice_project/c28ca90fd6e1a19e189fc16c05f8f8924961e12e</meta:generator>
    <meta:document-statistic meta:table-count="1" meta:image-count="0" meta:object-count="0" meta:page-count="7" meta:paragraph-count="177" meta:word-count="1228" meta:character-count="8098" meta:non-whitespace-character-count="6989"/>
  </office:meta>
</office:document-meta>
</file>